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Standard" style:family="paragraph">
      <style:paragraph-properties fo:text-align="center"/>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color="#FF0000" fo:font-size="28pt" style:font-size-asian="28pt" style:font-size-complex="28pt"/>
    </style:style>
    <style:style style:name="P4" style:parent-style-name="Standard" style:family="paragraph">
      <style:text-properties fo:font-size="14pt" style:font-size-asian="14pt" style:font-size-complex="14pt"/>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style:text-properties fo:font-size="14pt" style:font-size-asian="14pt" style:font-size-complex="14pt"/>
    </style:style>
    <style:style style:name="P6" style:parent-style-name="Standard" style:family="paragraph">
      <style:text-properties fo:font-weight="bold" style:font-weight-asian="bold" style:font-weight-complex="bold" fo:color="#FF0000" fo:font-size="23pt" style:font-size-asian="23pt" style:font-size-complex="23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paragraph-properties fo:border-top="none" fo:border-left="none" fo:border-bottom="0.0104in solid #000000" fo:border-right="none" fo:padding-top="0in" fo:padding-left="0in" fo:padding-bottom="0.0138in" fo:padding-right="0in" style:shadow="none"/>
      <style:text-properties fo:font-size="14pt" style:font-size-asian="14pt" style:font-size-complex="14pt"/>
    </style:style>
    <style:style style:name="P12" style:parent-style-name="Standard" style:family="paragraph">
      <style:text-properties fo:font-weight="bold" style:font-weight-asian="bold" style:font-weight-complex="bold" fo:color="#FF0000" fo:font-size="28pt" style:font-size-asian="28pt" style:font-size-complex="28pt"/>
    </style:style>
    <style:style style:name="P13" style:parent-style-name="Standard" style:family="paragraph">
      <style:paragraph-properties fo:border-top="none" fo:border-left="none" fo:border-bottom="0.0104in solid #000000" fo:border-right="none" fo:padding-top="0in" fo:padding-left="0in" fo:padding-bottom="0.0138in" fo:padding-right="0in" style:shadow="none"/>
      <style:text-properties fo:font-size="14pt" style:font-size-asian="14pt" style:font-size-complex="14pt"/>
    </style:style>
    <style:style style:name="P14" style:parent-style-name="Standard" style:family="paragraph">
      <style:text-properties fo:font-weight="bold" style:font-weight-asian="bold" style:font-weight-complex="bold" fo:color="#FF0000" fo:font-size="28pt" style:font-size-asian="28pt" style:font-size-complex="28pt"/>
    </style:style>
    <style:style style:name="P15" style:parent-style-name="Standard" style:family="paragraph">
      <style:paragraph-properties fo:border-top="none" fo:border-left="none" fo:border-bottom="0.0104in solid #000000" fo:border-right="none" fo:padding-top="0in" fo:padding-left="0in" fo:padding-bottom="0.0138in" fo:padding-right="0in" style:shadow="none"/>
      <style:text-properties fo:font-size="14pt" style:font-size-asian="14pt" style:font-size-complex="14pt"/>
    </style:style>
    <style:style style:name="P16" style:parent-style-name="Standard" style:family="paragraph">
      <style:text-properties fo:font-weight="bold" style:font-weight-asian="bold" style:font-weight-complex="bold" fo:color="#FF0000" fo:font-size="24pt" style:font-size-asian="24pt" style:font-size-complex="24pt"/>
    </style:style>
    <style:style style:name="P17" style:parent-style-name="Standard" style:family="paragraph">
      <style:paragraph-properties fo:border-top="none" fo:border-left="none" fo:border-bottom="0.0104in solid #000000" fo:border-right="none" fo:padding-top="0in" fo:padding-left="0in" fo:padding-bottom="0.0138in" fo:padding-right="0in" style:shadow="none"/>
    </style:style>
    <style:style style:name="T18" style:parent-style-name="Policepardéfaut" style:family="text">
      <style:text-properties fo:font-size="14pt" style:font-size-asian="14pt" style:font-size-complex="14pt"/>
    </style:style>
    <style:style style:name="T19" style:parent-style-name="Policepardéfaut" style:family="text">
      <style:text-properties fo:font-size="14pt" style:font-size-asian="14pt" style:font-size-complex="14pt"/>
    </style:style>
    <style:style style:name="T20" style:parent-style-name="Policepardéfaut" style:family="text">
      <style:text-properties fo:font-size="14pt" style:font-size-asian="14pt" style:font-size-complex="14pt"/>
    </style:style>
    <style:style style:name="P21" style:parent-style-name="Standard" style:family="paragraph">
      <style:text-properties fo:font-weight="bold" style:font-weight-asian="bold" style:font-weight-complex="bold" fo:color="#FF0000" fo:font-size="28pt" style:font-size-asian="28pt" style:font-size-complex="28pt"/>
    </style:style>
    <style:style style:name="T22" style:parent-style-name="Policepardéfaut" style:family="text">
      <style:text-properties fo:font-size="14pt" style:font-size-asian="14pt" style:font-size-complex="14pt"/>
    </style:style>
    <style:style style:name="T23" style:parent-style-name="Policepardéfaut" style:family="text">
      <style:text-properties fo:font-size="14pt" style:font-size-asian="14pt" style:font-size-complex="14pt"/>
    </style:style>
    <style:style style:name="T24" style:parent-style-name="Policepardéfaut" style:family="text">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style>
  </office:automatic-styles>
  <office:body>
    <office:text text:use-soft-page-breaks="true">
      <text:p text:style-name="P1">Discours</text:p>
      <text:p text:style-name="P2"/>
      <text:p text:style-name="P3">Remerciements</text:p>
      <text:p text:style-name="P4">Je tiens à exprimer toute ma reconnaissance à l’école AJC et à Ausy qui m’ont donné la chance de participer à cette formation tant enrichissante. Je tiens à remercier tous les formateurs en particulier Monsieur Gilles MAIRE, qui, pendant toute la durée de la formation la formation m’a transmis sa passion pour ce métier, ce qui m’a permis de monter en compétences et de gagner en autonomie en un temps record !<text:s/></text:p>
      <text:p text:style-name="P5"/>
      <text:p text:style-name="P6">Formations et expériences professionnelles</text:p>
      <text:p text:style-name="P7">POEI AJC Formation – AUSY (en cours)</text:p>
      <text:p text:style-name="P8">Avant d’intégrer cette formation je me suis formé en autodidacte au langage C/C++</text:p>
      <text:p text:style-name="P9">Pour mon parcours universitaire, j’ai validé mon diplôme d’Architecte en 2012 et j’ai travaillé deux ans dans un Cabinet d’études Architectures.<text:s/></text:p>
      <text:p text:style-name="P10">En 2015 j’ai validé mon master2 Génie Civil, spécialité habitat, environnement, qualité à<text:s/>l’Université d’Artois de Béthune<text:s/>après un stage de 6 mois en tant que conducteur de travaux Junior, Ensuite j’étais chef d’entrepris pendant près de 5 ans<text:s/></text:p>
      <text:p text:style-name="P11">Enfin j’ai exercé en tant que salarié chez CIRCET en tant que conducteur de travaux pour les infrastructures du déploiement du réseau 5G<text:s/>pour free Mobile.<text:s/></text:p>
      <text:p text:style-name="P12">Choix personnel du thème</text:p>
      <text:p text:style-name="P13">Je ne vais pas vous<text:s/>expliquer pourquoi la météo est si importante, au-delà des enjeux économiques et sécuritaire, j’ai choisi ce thème car je suis sensible à la protection de l’environnement.<text:s/></text:p>
      <text:p text:style-name="P14">Ressenti de la formation</text:p>
      <text:p text:style-name="P15">Après un travail acharné et des difficultés surmontées, j’ai pu mettre en application mes nouvelles compétences acquises dans ce projet et je suis très content du résultat</text:p>
      <text:p text:style-name="P16">Mise en place de l’environnement embarqué</text:p>
      <text:p text:style-name="P17"><text:span text:style-name="T18">Avec Buildroot il suffit de copier les applications ARM obtenues avec le compilateur croisé aarch64-linux-gcc dans l’overlay et après un make, ces applications sont automatiquement ajoutées dans la carte embarquée. Tandis que sur Yocto, on est obligé de créer une recette pour chaque programme, ce qui demande beaucoup plus de temps. Mon objectif plus tard est de</text:span><text:span text:style-name="T19"><text:s/>refaire le projet avec yocto sur une carte embarquée du maché</text:span><text:span text:style-name="T20">.<text:s/></text:span></text:p>
      <text:p text:style-name="P21">Processus d’automatisation</text:p>
      <text:p text:style-name="Standard"><text:span text:style-name="T22">Après la c</text:span><text:span text:style-name="T23">réation de la bdd et<text:s/></text:span><text:span text:style-name="T24">le<text:s/></text:span><text:span text:style-name="T25">stockage de données</text:span><text:span text:style-name="T26"><text:s/>avec l’application python, 3 fois par jour via crontab, Je crée automatiquement mes figures PNG avec l’application C avec un ensemble de crontab, scriptAutomatisation, …j’arrive à afficher mes images via un serveur web sur la carte embarqué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yes KETAMI</dc:creator>
    <meta:creation-date>2023-01-27T14:20:00Z</meta:creation-date>
    <dc:date>2023-02-13T22:40:00Z</dc:date>
    <meta:template xlink:href="Normal.dotm" xlink:type="simple"/>
    <meta:editing-cycles>6</meta:editing-cycles>
    <meta:editing-duration>PT23220S</meta:editing-duration>
    <meta:document-statistic meta:page-count="1" meta:paragraph-count="4" meta:word-count="362" meta:character-count="2354" meta:row-count="16" meta:non-whitespace-character-count="1996"/>
  </office:meta>
</office:document-meta>
</file>